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123cm"/>
    </style:style>
    <style:style style:name="co4" style:family="table-column">
      <style:table-column-properties fo:break-before="auto" style:column-width="8.768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395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614cm"/>
    </style:style>
    <style:style style:name="co12" style:family="table-column">
      <style:table-column-properties fo:break-before="auto" style:column-width="6.997cm"/>
    </style:style>
    <style:style style:name="co13" style:family="table-column">
      <style:table-column-properties fo:break-before="auto" style:column-width="4.955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modelling Ark's future</text:p>
          </table:table-cell>
          <table:table-cell table:style-name="ce1" office:value-type="string">
            <text:p>description</text:p>
          </table:table-cell>
          <table:table-cell table:style-name="ce2" office:value-type="string">
            <text:p>Min Funding p.a. Req for 1 study</text:p>
          </table:table-cell>
          <table:table-cell table:style-name="ce2" office:value-type="string">
            <text:p>Min funding ph for activity for 1 study</text:p>
          </table:table-cell>
          <table:table-cell table:style-name="ce2" office:value-type="string">
            <text:p>Max Funding p.a. Req for 1 study</text:p>
          </table:table-cell>
          <table:table-cell table:style-name="ce2" office:value-type="string">
            <text:p>Max funding ph for activity for 1 study</text:p>
          </table:table-cell>
          <table:table-cell table:style-name="ce2" office:value-type="string">
            <text:p>Min Funding p.a. Req for 10 studies</text:p>
          </table:table-cell>
          <table:table-cell table:style-name="ce2" office:value-type="string">
            <text:p>Min funding ph for activity for 10 studies</text:p>
          </table:table-cell>
          <table:table-cell table:style-name="ce2" office:value-type="string">
            <text:p>Max Funding p.a. Req for 10 studies</text:p>
          </table:table-cell>
          <table:table-cell table:style-name="ce2" office:value-type="string">
            <text:p>Max funding ph for activity for 10 studies</text:p>
          </table:table-cell>
          <table:table-cell office:value-type="string">
            <text:p>how should we charge for this?</text:p>
          </table:table-cell>
          <table:table-cell office:value-type="string">
            <text:p>alternatives</text:p>
          </table:table-cell>
          <table:table-cell table:style-name="ce2"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What The Ark needs to be useful</text:p>
          </table:table-cell>
          <table:table-cell table:style-name="ce3"/>
          <table:table-cell table:number-columns-repeated="1022"/>
        </table:table-row>
        <table:table-row table:style-name="ro6">
          <table:table-cell office:value-type="string">
            <text:p>hosting</text:p>
          </table:table-cell>
          <table:table-cell office:value-type="string">
            <text:p>free (if nectar approves or self-serviced) else 1000-3000...for more studies, depends if they are willing to share host and database (security and privacy issues may exist)</text:p>
          </table:table-cell>
          <table:table-cell office:value-type="float" office:value="0">
            <text:p>0</text:p>
          </table:table-cell>
          <table:table-cell/>
          <table:table-cell office:value-type="float" office:value="3000">
            <text:p>30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000">
            <text:p>20000</text:p>
          </table:table-cell>
          <table:table-cell/>
          <table:table-cell office:value-type="string">
            <text:p>People can host their own for free. <text:s/>They can ask Nectar for a free server. <text:s/>If we host it on one of OUR nectar servers/cloud instance, I think we can't ask money for hosting, but that comes down to support money.</text:p>
          </table:table-cell>
          <table:table-cell office:value-type="string">
            <text:p>We would be opening up a massive can of worms to start hosting and managing software. <text:s/>Only real alternative is we could support people sharing hosting on a commercial platform</text:p>
          </table:table-cell>
          <table:table-cell table:number-columns-repeated="1012"/>
        </table:table-row>
        <table:table-row table:style-name="ro7">
          <table:table-cell office:value-type="string">
            <text:p>code maintenance/bug-fixes that ensure data integrity, security and success of our own and others projects</text:p>
          </table:table-cell>
          <table:table-cell office:value-type="string">
            <text:p>~50000 for 0.4 of a developer with on costs? <text:s/>This and support could almost be merged to a small extent</text:p>
          </table:table-cell>
          <table:table-cell office:value-type="float" office:value="50000">
            <text:p>50000</text:p>
          </table:table-cell>
          <table:table-cell/>
          <table:table-cell office:value-type="float" office:value="120000">
            <text:p>120000</text:p>
          </table:table-cell>
          <table:table-cell/>
          <table:table-cell office:value-type="float" office:value="120000">
            <text:p>120000</text:p>
          </table:table-cell>
          <table:table-cell/>
          <table:table-cell office:value-type="float" office:value="170000">
            <text:p>170000</text:p>
          </table:table-cell>
          <table:table-cell/>
          <table:table-cell office:value-type="string">
            <text:p>A centre cost, with some recovery from charges for other services/support, etc</text:p>
          </table:table-cell>
          <table:table-cell office:value-type="string">
            <text:p>community coding development. <text:s/>If some of our users have coders, we can use them. <text:s/>I guess we could use students that want to contribute to open source projects pro bono</text:p>
          </table:table-cell>
          <table:table-cell table:number-columns-repeated="1012"/>
        </table:table-row>
        <table:table-row table:style-name="ro8">
          <table:table-cell office:value-type="string">
            <text:p>Free Support and guidance, help</text:p>
          </table:table-cell>
          <table:table-cell office:value-type="string">
            <text:p>you can choose to offer some base support and guidance or let them roam free – and if they need support pay. <text:s/>Note nectar is funding <text:span text:style-name="T1">one</text:span> full year of support after the final release/sign-off</text:p>
          </table:table-cell>
          <table:table-cell office:value-type="float" office:value="0">
            <text:p>0</text:p>
          </table:table-cell>
          <table:table-cell/>
          <table:table-cell office:value-type="float" office:value="50000">
            <text:p>500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20000">
            <text:p>120000</text:p>
          </table:table-cell>
          <table:table-cell/>
          <table:table-cell office:value-type="string">
            <text:p>A centre cost, with some recovery from charges for other services/support, etc</text:p>
          </table:table-cell>
          <table:table-cell office:value-type="string">
            <text:p>see below on creating communities and the use of forums</text:p>
          </table:table-cell>
          <table:table-cell table:number-columns-repeated="1012"/>
        </table:table-row>
        <table:table-row table:style-name="ro6">
          <table:table-cell office:value-type="string">
            <text:p>Free Documentation</text:p>
          </table:table-cell>
          <table:table-cell office:value-type="string">
            <text:p>a minimal set of documentation to set up scenarios and allow as much self help as possible to cut down support costs. <text:s/>Ideally we would like people to be able to take this product and use it in order to have success ourselves. <text:s/>Maybe we can have it such that you cannot download it for free UNTIL you give your details. <text:s/>It at least is something we can collect details on when getting grants, etc. </text:p>
          </table:table-cell>
          <table:table-cell office:value-type="float" office:value="10000">
            <text:p>10000</text:p>
          </table:table-cell>
          <table:table-cell/>
          <table:table-cell office:value-type="float" office:value="30000">
            <text:p>30000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float" office:value="50000">
            <text:p>50000</text:p>
          </table:table-cell>
          <table:table-cell/>
          <table:table-cell office:value-type="string">
            <text:p>A centre cost, with some recovery from charges for other services/support, etc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What Extras may people want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string">
            <text:p>improvements of common value</text:p>
          </table:table-cell>
          <table:table-cell office:value-type="string">
            <text:p>if the centre is able to gain from an improvement which suits a user, it makes sense to contribute to this in some way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 table:number-columns-repeated="1014"/>
        </table:table-row>
        <table:table-row table:style-name="ro9">
          <table:table-cell office:value-type="string">
            <text:p>Customized code </text:p>
          </table:table-cell>
          <table:table-cell office:value-type="string">
            <text:p>– publicly available extention, which we believe will not have wide-spread adoption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65">
            <text:p>65</text:p>
          </table:table-cell>
          <table:table-cell table:number-columns-repeated="1014"/>
        </table:table-row>
        <table:table-row table:style-name="ro9">
          <table:table-cell office:value-type="string">
            <text:p>Customized code – not available to the public, private use of developer/architect/dba/tester time</text:p>
          </table:table-cell>
          <table:table-cell office:value-type="string">
            <text:p><text:s/>private use of developer/architect/dba/tester time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 table:number-columns-repeated="1014"/>
        </table:table-row>
        <table:table-row table:style-name="ro4">
          <table:table-cell office:value-type="string">
            <text:p>Data and Software Architecture advice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 table:number-columns-repeated="1014"/>
        </table:table-row>
        <table:table-row table:style-name="ro4">
          <table:table-cell office:value-type="string">
            <text:p>Data import/Integration/Export/Modification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 table:number-columns-repeated="1014"/>
        </table:table-row>
        <table:table-row table:style-name="ro4">
          <table:table-cell office:value-type="string">
            <text:p>Advanced support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 table:number-columns-repeated="1014"/>
        </table:table-row>
        <table:table-row table:style-name="ro2">
          <table:table-cell office:value-type="string">
            <text:p>Some open source groups also offer tested/supported releases beyond whatever is just in the latest code base (could get messy)</text:p>
          </table:table-cell>
          <table:table-cell/>
          <table:table-cell office:value-type="float" office:value="30000">
            <text:p>30000</text:p>
          </table:table-cell>
          <table:table-cell/>
          <table:table-cell office:value-type="float" office:value="120000">
            <text:p>120000</text:p>
          </table:table-cell>
          <table:table-cell/>
          <table:table-cell office:value-type="float" office:value="120000">
            <text:p>120000</text:p>
          </table:table-cell>
          <table:table-cell/>
          <table:table-cell office:value-type="float" office:value="240000">
            <text:p>240000</text:p>
          </table:table-cell>
          <table:table-cell table:number-columns-repeated="1015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3" office:value-type="string">
            <text:p>What do other open source groups offer;</text:p>
          </table:table-cell>
          <table:table-cell table:style-name="ce3"/>
          <table:table-cell table:number-columns-repeated="1022"/>
        </table:table-row>
        <table:table-row table:style-name="ro10">
          <table:table-cell office:value-type="string">
            <text:p>Some sort of forum for the community to help each other without necessarily getting help from developers/team (though its wise to keep a watch and chime in when necessary)</text:p>
          </table:table-cell>
          <table:table-cell/>
          <table:table-cell office:value-type="float" office:value="30000">
            <text:p>30000</text:p>
          </table:table-cell>
          <table:table-cell/>
          <table:table-cell office:value-type="float" office:value="30000">
            <text:p>30000</text:p>
          </table:table-cell>
          <table:table-cell/>
          <table:table-cell office:value-type="float" office:value="30000">
            <text:p>30000</text:p>
          </table:table-cell>
          <table:table-cell/>
          <table:table-cell office:value-type="float" office:value="120000">
            <text:p>120000</text:p>
          </table:table-cell>
          <table:table-cell table:number-columns-repeated="1015"/>
        </table:table-row>
        <table:table-row table:style-name="ro9">
          <table:table-cell office:value-type="string">
            <text:p>Perhaps a public list of groups that may be willing to help each other out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4">
          <table:table-cell office:value-type="string">
            <text:p>Mailing lists for users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4">
          <table:table-cell office:value-type="string">
            <text:p>Mailing list for Developers/contributors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3000">
            <text:p>3000</text:p>
          </table:table-cell>
          <table:table-cell table:number-columns-repeated="1015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vis </meta:initial-creator>
    <meta:creation-date>2013-05-06T15:03:34</meta:creation-date>
    <dc:date>2013-05-07T11:34:45</dc:date>
    <dc:creator>travis </dc:creator>
    <meta:editing-duration>PT19H45M24S</meta:editing-duration>
    <meta:editing-cycles>9</meta:editing-cycles>
    <meta:generator>LibreOffice/3.5$Linux_x86 LibreOffice_project/350m1$Build-2</meta:generator>
    <meta:document-statistic meta:table-count="3" meta:cell-count="104" meta:object-count="0"/>
  </office:meta>
</office:document-meta>
</file>